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perty.ge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operty.setValue( 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setValue(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Length( 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Property.setValue(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setValue(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operty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Leng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operty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setValue(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setValue( InputStream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